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29cm" fo:min-width="3.34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36cm" fo:min-width="2.9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1.281cm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1.28cm"/>
    </style:style>
    <style:style style:name="gr5" style:family="graphic" style:parent-style-name="standard">
      <style:graphic-properties draw:textarea-horizontal-align="justify" draw:textarea-vertical-align="middle" draw:auto-grow-height="false" fo:min-height="0.068cm" fo:min-width="1.279cm"/>
    </style:style>
    <style:style style:name="gr6" style:family="graphic" style:parent-style-name="standard">
      <style:graphic-properties draw:textarea-horizontal-align="justify" draw:textarea-vertical-align="middle" draw:auto-grow-height="false" fo:min-height="1.548cm" fo:min-width="2.09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91cm" fo:min-width="1.512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Workstation" draw:style-name="gr1" draw:text-style-name="P1" draw:layer="layout" svg:width="4.127cm" svg:height="2.857cm" svg:x="5.127cm" svg:y="12.747cm">
          <text:p text:style-name="P1">Workst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92cm" svg:height="2.857cm" svg:x="12.748cm" svg:y="12.748cm">
          <text:p text:style-name="P1">Server</text:p>
          <text:p text:style-name="P1">(back-up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2.223cm" svg:height="0.635cm" svg:x="9.889cm" svg:y="13.6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222cm" svg:height="0.635cm" svg:x="9.89cm" svg:y="9.8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492cm" svg:height="2.857cm" svg:x="12.748cm" svg:y="8.937cm">
          <text:p text:style-name="P1">Back-u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2.221cm" svg:height="0.635cm" svg:x="13.382cm" svg:y="21.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492cm" svg:height="2.857cm" svg:x="5.445cm" svg:y="16.557cm">
          <text:p text:style-name="P1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2.222cm" svg:height="0.635cm" svg:x="9.89cm" svg:y="17.50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492cm" svg:height="2.857cm" svg:x="12.748cm" svg:y="16.557cm">
          <text:p text:style-name="P1">Back-u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492cm" svg:height="2.857cm" svg:x="5.446cm" svg:y="16.557cm">
          <text:p text:style-name="P1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2.222cm" svg:height="0.635cm" svg:x="6.397cm" svg:y="21.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Workstation 1" draw:style-name="gr1" draw:text-style-name="P1" draw:layer="layout" svg:width="4.127cm" svg:height="2.857cm" svg:x="5.128cm" svg:y="8.936cm">
          <text:p text:style-name="P1">Workst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Workstation 2" draw:style-name="gr1" draw:text-style-name="P1" draw:layer="layout" svg:width="4.127cm" svg:height="2.857cm" svg:x="1.635cm" svg:y="20.367cm">
          <text:p text:style-name="P1">Workst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92cm" svg:height="2.857cm" svg:x="9.255cm" svg:y="20.367cm">
          <text:p text:style-name="P1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492cm" svg:height="2.857cm" svg:x="16.24cm" svg:y="20.367cm">
          <text:p text:style-name="P1">Back-u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2.221cm" svg:height="0.635cm" svg:x="13.382cm" svg:y="25.7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222cm" svg:height="0.635cm" svg:x="6.397cm" svg:y="25.7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Workstation 3" draw:style-name="gr1" draw:text-style-name="P1" draw:layer="layout" svg:width="4.127cm" svg:height="2.857cm" svg:x="1.636cm" svg:y="24.812cm">
          <text:p text:style-name="P1">Workst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92cm" svg:height="2.857cm" svg:x="9.255cm" svg:y="24.813cm">
          <text:p text:style-name="P1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492cm" svg:height="2.857cm" svg:x="16.202cm" svg:y="24.778cm">
          <text:p text:style-name="P1">Back-up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4.127cm" svg:height="2.858cm" svg:x="8.938cm" svg:y="31.162cm">
          <text:p text:style-name="P1">Hint</text:p>
          <text:p text:style-name="P1">Serv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2" draw:layer="layout" svg:width="2.222cm" svg:height="0.635cm" draw:transform="rotate (-0.831474855650099) translate (5.407cm 28.53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222cm" svg:height="0.635cm" draw:transform="rotate (-1.56538580611371) translate (11.16cm 28.302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2.222cm" svg:height="0.635cm" draw:transform="rotate (0.854862267626823) translate (14.796cm 30.2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2.858cm" svg:height="1.905cm" draw:transform="rotate (-0.911934534167038) translate (2.425cm 6.781cm)">
          <text:p text:style-name="P2">Mobile</text:p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d38100" draw:textarea-horizontal-align="justify" fo:padding-top="0.125cm" fo:padding-bottom="0.125cm" fo:padding-left="0.25cm" fo:padding-right="0.25cm" fo:wrap-option="wrap" draw:shadow="visible" draw:shadow-offset-x="0.102cm" draw:shadow-offset-y="0.102cm" draw:shadow-color="#808080" loext:shadow-blur="0.07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8T16:56:13.515426755</meta:creation-date>
    <dc:date>2023-10-28T20:07:12.979526537</dc:date>
    <meta:editing-duration>PT29M55S</meta:editing-duration>
    <meta:editing-cycles>5</meta:editing-cycles>
    <meta:generator>LibreOffice/7.3.7.2$Linux_X86_64 LibreOffice_project/30$Build-2</meta:generator>
    <meta:document-statistic meta:object-count="25"/>
  </office:meta>
</office:document-meta>
</file>